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pl" fo:country="PL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language="pl" fo:country="PL"/>
    </style:style>
    <style:style style:name="T4" style:parent-style-name="Hyperlink" style:family="text">
      <style:text-properties fo:language="pl" fo:country="PL"/>
    </style:style>
    <style:style style:name="P5" style:parent-style-name="ListParagraph" style:list-style-name="LFO1" style:family="paragraph">
      <style:text-properties fo:language="pl" fo:country="PL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fo:language="pl" fo:country="PL"/>
    </style:style>
    <style:style style:name="T8" style:parent-style-name="Hyperlink" style:family="text">
      <style:text-properties fo:language="pl" fo:country="PL"/>
    </style:style>
    <style:style style:name="P9" style:parent-style-name="ListParagraph" style:list-style-name="LFO1" style:family="paragraph">
      <style:text-properties fo:language="pl" fo:country="PL"/>
    </style:style>
    <style:style style:name="P10" style:parent-style-name="ListParagraph" style:list-style-name="LFO1" style:family="paragraph">
      <style:text-properties fo:language="pl" fo:country="PL"/>
    </style:style>
    <style:style style:name="P11" style:parent-style-name="ListParagraph" style:list-style-name="LFO1" style:family="paragraph">
      <style:text-properties fo:language="pl" fo:country="PL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fo:language="pl" fo:country="PL"/>
    </style:style>
    <style:style style:name="T14" style:parent-style-name="DefaultParagraphFont" style:family="text">
      <style:text-properties fo:language="pl" fo:country="PL"/>
    </style:style>
    <style:style style:name="T15" style:parent-style-name="DefaultParagraphFont" style:family="text">
      <style:text-properties fo:language="pl" fo:country="PL"/>
    </style:style>
  </office:automatic-styles>
  <office:body>
    <office:text text:use-soft-page-breaks="true">
      <text:p text:style-name="P1">Procedura instalacji i konfiguracji aplikacji MartialDB</text:p>
      <text:list text:style-name="LFO1" text:continue-numbering="true">
        <text:list-item>
          <text:p text:style-name="P2"><text:span text:style-name="T3">Pobierz i zainstaluj serwer Apache Tomcat<text:s/></text:span><text:a xlink:href="https://tomcat.apache.org/download-70.cgi" office:target-frame-name="_top" xlink:show="replace"><text:span text:style-name="T4">https://tomcat.apache.org/download-70.cgi</text:span></text:a></text:p>
        </text:list-item>
        <text:list-item>
          <text:p text:style-name="P5">Utwórz katalog ${catalina.home}/dbs/</text:p>
        </text:list-item>
        <text:list-item>
          <text:p text:style-name="P6"><text:span text:style-name="T7">Pobierz i zainstaluj oprogramowanie do zarzadzania bazami danych SQLite<text:s/></text:span><text:a xlink:href="http://sqlitebrowser.org/" office:target-frame-name="_top" xlink:show="replace"><text:span text:style-name="T8">http://sqlitebrowser.org/</text:span></text:a></text:p>
        </text:list-item>
        <text:list-item>
          <text:p text:style-name="P9">Uruchom skrypty tworzace structure bazy danych Schema/create.sql</text:p>
        </text:list-item>
        <text:list-item>
          <text:p text:style-name="P10">Skopiuj bin\martialdb.war do katalogu ${catalina.home}/webapps/</text:p>
        </text:list-item>
        <text:list-item>
          <text:p text:style-name="P11">Skonfiguruj i usuchom serwer Apache Tomcat.</text:p>
        </text:list-item>
        <text:list-item>
          <text:p text:style-name="P12"><text:span text:style-name="T13">Uruchom http[s]://host:port/</text:span><text:span text:style-name="T14">martialdb/</text:span><text:span text:style-name="T15"><text:s/>(Użyj host, port, http/https stosownie do konfiguracji Tomcat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r</meta:initial-creator>
    <dc:creator>fr</dc:creator>
    <meta:creation-date>2016-06-10T17:57:00Z</meta:creation-date>
    <dc:date>2016-06-10T18:12:00Z</dc:date>
    <meta:template xlink:href="Normal.dotm" xlink:type="simple"/>
    <meta:editing-cycles>2</meta:editing-cycles>
    <meta:editing-duration>PT900S</meta:editing-duration>
    <meta:document-statistic meta:page-count="1" meta:paragraph-count="1" meta:word-count="97" meta:character-count="649" meta:row-count="4" meta:non-whitespace-character-count="553"/>
  </office:meta>
</office:document-meta>
</file>